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980000014A9DB73C61D04780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7874in" svg:y="-0.7874in" svg:width="11in" svg:height="1.6492in" draw:z-index="0"><draw:image xlink:href="Pictures/10000001000008980000014A9DB73C61D047805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1:43:56.036356578</meta:creation-date>
    <dc:date>2023-10-29T21:44:40.204138567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7.1$Linux_X86_64 LibreOffice_project/50$Build-1</meta:generator>
  </office:meta>
</office:document-meta>
</file>